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25-03-11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24-03-2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23-03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21-03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20-03-02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9-11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9-03-1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8-03-0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7-03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6-03-2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5-03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4-03-1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3-03-19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2-03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10-03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9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8-03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7-03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632112222701</text:p>
          </table:table-cell>
          <table:table-cell office:value-type="string" calcext:value-type="string">
            <text:p>(C-42- 5)36ccc- 1 formerly (C-42- 5)35ddd- 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